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b654" officeooo:paragraph-rsid="001cb654"/>
    </style:style>
    <style:style style:name="P2" style:family="paragraph" style:parent-style-name="Standard" style:list-style-name="L1">
      <style:text-properties officeooo:rsid="001cb654" officeooo:paragraph-rsid="001cb654"/>
    </style:style>
    <style:style style:name="P3" style:family="paragraph" style:parent-style-name="Standard">
      <style:text-properties officeooo:rsid="0016cc35" officeooo:paragraph-rsid="001cb65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2: The swinging 60s</text:p>
      <text:p text:style-name="P1"/>
      <text:p text:style-name="P1">Myths and Heroes</text:p>
      <text:p text:style-name="P1"/>
      <text:p text:style-name="P3">To what extent can London be considered as the epicenter of the world?</text:p>
      <text:p text:style-name="P3"/>
      <text:p text:style-name="P3"/>
      <text:list xml:id="list1831260211581695399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4:48:55.366000000</meta:creation-date>
    <dc:date>2019-01-24T14:56:53.876000000</dc:date>
    <meta:editing-duration>PT7M58S</meta:editing-duration>
    <meta:editing-cycles>1</meta:editing-cycles>
    <meta:document-statistic meta:table-count="0" meta:image-count="0" meta:object-count="0" meta:page-count="1" meta:paragraph-count="4" meta:word-count="22" meta:character-count="112" meta:non-whitespace-character-count="94"/>
    <meta:generator>LibreOffice/5.1.6.2$Windows_x86 LibreOffice_project/07ac168c60a517dba0f0d7bc7540f5afa45f0909</meta:generator>
  </office:meta>
</office:document-meta>
</file>